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wiki version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sizeList</text:p>
          </table:table-cell>
          <table:table-cell office:value-type="string" calcext:value-type="string">
            <text:p>styleRefresh</text:p>
          </table:table-cell>
          <table:table-cell office:value-type="string" calcext:value-type="string">
            <text:p>styleRefresh+filter</text:p>
          </table:table-cell>
          <table:table-cell office:value-type="string" calcext:value-type="string">
            <text:p>mainRefresh</text:p>
          </table:table-cell>
          <table:table-cell office:value-type="string" calcext:value-type="string">
            <text:p>mainRefresh+filter</text:p>
          </table:table-cell>
          <table:table-cell office:value-type="string" calcext:value-type="string">
            <text:p>mainRender</text:p>
          </table:table-cell>
          <table:table-cell office:value-type="string" calcext:value-type="string">
            <text:p>mainRender+fil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451" calcext:value-type="float">
            <text:p>1451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55" calcext:value-type="float">
            <text:p>1355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96" calcext:value-type="float">
            <text:p>1196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67" calcext:value-type="float">
            <text:p>1367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57" calcext:value-type="float">
            <text:p>1157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54" calcext:value-type="float">
            <text:p>1354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165" calcext:value-type="float">
            <text:p>1165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74" calcext:value-type="float">
            <text:p>1374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205" calcext:value-type="float">
            <text:p>1205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456" calcext:value-type="float">
            <text:p>1456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2272" calcext:value-type="float">
            <text:p>2272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67" calcext:value-type="float">
            <text:p>2267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70" calcext:value-type="float">
            <text:p>2370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61" calcext:value-type="float">
            <text:p>2361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63" calcext:value-type="float">
            <text:p>1863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45" calcext:value-type="float">
            <text:p>1745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89" calcext:value-type="float">
            <text:p>2289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11" calcext:value-type="float">
            <text:p>1811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37" calcext:value-type="float">
            <text:p>1737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32" calcext:value-type="float">
            <text:p>2432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409" calcext:value-type="float">
            <text:p>3409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100" calcext:value-type="float">
            <text:p>4100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285" calcext:value-type="float">
            <text:p>3285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173" calcext:value-type="float">
            <text:p>4173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109" calcext:value-type="float">
            <text:p>4109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255" calcext:value-type="float">
            <text:p>3255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5366" calcext:value-type="float">
            <text:p>5366</text:p>
          </table:table-cell>
          <table:table-cell office:value-type="float" office:value="979" calcext:value-type="float">
            <text:p>97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904" calcext:value-type="float">
            <text:p>3904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445" calcext:value-type="float">
            <text:p>3445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436" calcext:value-type="float">
            <text:p>3436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384" calcext:value-type="float">
            <text:p>2384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319" calcext:value-type="float">
            <text:p>2319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2432" calcext:value-type="float">
            <text:p>2432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371" calcext:value-type="float">
            <text:p>2371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58" calcext:value-type="float">
            <text:p>2058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83" calcext:value-type="float">
            <text:p>1883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372" calcext:value-type="float">
            <text:p>2372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71" calcext:value-type="float">
            <text:p>1971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24" calcext:value-type="float">
            <text:p>1824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298" calcext:value-type="float">
            <text:p>2298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87" calcext:value-type="float">
            <text:p>1987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365" calcext:value-type="float">
            <text:p>2365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56" calcext:value-type="float">
            <text:p>1956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21" calcext:value-type="float">
            <text:p>1821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93" calcext:value-type="float">
            <text:p>2393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94" calcext:value-type="float">
            <text:p>1894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814" calcext:value-type="float">
            <text:p>1814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2424" calcext:value-type="float">
            <text:p>2424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27" calcext:value-type="float">
            <text:p>1927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27" calcext:value-type="float">
            <text:p>1827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13" calcext:value-type="float">
            <text:p>713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24" calcext:value-type="float">
            <text:p>724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42" calcext:value-type="float">
            <text:p>642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49" calcext:value-type="float">
            <text:p>949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97" calcext:value-type="float">
            <text:p>797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43" calcext:value-type="float">
            <text:p>743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53" calcext:value-type="float">
            <text:p>753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33" calcext:value-type="float">
            <text:p>733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78" calcext:value-type="float">
            <text:p>678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story river”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958" calcext:value-type="float">
            <text:p>958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86" calcext:value-type="float">
            <text:p>1186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92" calcext:value-type="float">
            <text:p>1092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014" calcext:value-type="float">
            <text:p>1014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321" calcext:value-type="float">
            <text:p>1321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352" calcext:value-type="float">
            <text:p>1352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25" calcext:value-type="float">
            <text:p>1225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052" calcext:value-type="float">
            <text:p>1052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15" calcext:value-type="float">
            <text:p>1115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92" calcext:value-type="float">
            <text:p>992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361" calcext:value-type="float">
            <text:p>1361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163" calcext:value-type="float">
            <text:p>2163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93" calcext:value-type="float">
            <text:p>1993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11" calcext:value-type="float">
            <text:p>1811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756" calcext:value-type="float">
            <text:p>2756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49" calcext:value-type="float">
            <text:p>2349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79" calcext:value-type="float">
            <text:p>2379</text:p>
          </table:table-cell>
          <table:table-cell office:value-type="float" office:value="662" calcext:value-type="float">
            <text:p>66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91" calcext:value-type="float">
            <text:p>1991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07" calcext:value-type="float">
            <text:p>1907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arch “tiddlywiki”</text:p>
          </table:table-cell>
          <table:table-cell office:value-type="float" office:value="1703" calcext:value-type="float">
            <text:p>170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416" calcext:value-type="float">
            <text:p>2416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095" calcext:value-type="float">
            <text:p>2095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900" calcext:value-type="float">
            <text:p>1900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48" calcext:value-type="float">
            <text:p>1848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077" calcext:value-type="float">
            <text:p>2077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128" calcext:value-type="float">
            <text:p>2128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47" calcext:value-type="float">
            <text:p>194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31" calcext:value-type="float">
            <text:p>2231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857" calcext:value-type="float">
            <text:p>1857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800" calcext:value-type="float">
            <text:p>1800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160" calcext:value-type="float">
            <text:p>2160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268" calcext:value-type="float">
            <text:p>2268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386" calcext:value-type="float">
            <text:p>2386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136" calcext:value-type="float">
            <text:p>2136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69" calcext:value-type="float">
            <text:p>2069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527" calcext:value-type="float">
            <text:p>2527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51" calcext:value-type="float">
            <text:p>2051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98" calcext:value-type="float">
            <text:p>1998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2434" calcext:value-type="float">
            <text:p>2434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319" calcext:value-type="float">
            <text:p>2319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Authors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88" calcext:value-type="float">
            <text:p>2288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229" calcext:value-type="float">
            <text:p>12229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2514" calcext:value-type="float">
            <text:p>12514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456" calcext:value-type="float">
            <text:p>11456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2391" calcext:value-type="float">
            <text:p>12391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2825" calcext:value-type="float">
            <text:p>12825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2314" calcext:value-type="float">
            <text:p>12314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2437" calcext:value-type="float">
            <text:p>12437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2364" calcext:value-type="float">
            <text:p>12364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1786" calcext:value-type="float">
            <text:p>11786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open tiddler CommunityTags</text:p>
          </table:table-cell>
          <table:table-cell office:value-type="float" office:value="1341" calcext:value-type="float">
            <text:p>1341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12450" calcext:value-type="float">
            <text:p>12450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49" calcext:value-type="float">
            <text:p>449</text:p>
          </table:table-cell>
          <table:table-cell office:value-type="float" office:value="401" calcext:value-type="float">
            <text:p>401</text:p>
          </table:table-cell>
          <table:table-cell office:value-type="float" office:value="1097" calcext:value-type="float">
            <text:p>109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459" calcext:value-type="float">
            <text:p>459</text:p>
          </table:table-cell>
          <table:table-cell office:value-type="float" office:value="412" calcext:value-type="float">
            <text:p>412</text:p>
          </table:table-cell>
          <table:table-cell office:value-type="float" office:value="1262" calcext:value-type="float">
            <text:p>126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49" calcext:value-type="float">
            <text:p>449</text:p>
          </table:table-cell>
          <table:table-cell office:value-type="float" office:value="399" calcext:value-type="float">
            <text:p>399</text:p>
          </table:table-cell>
          <table:table-cell office:value-type="float" office:value="1281" calcext:value-type="float">
            <text:p>128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44" calcext:value-type="float">
            <text:p>444</text:p>
          </table:table-cell>
          <table:table-cell office:value-type="float" office:value="397" calcext:value-type="float">
            <text:p>397</text:p>
          </table:table-cell>
          <table:table-cell office:value-type="float" office:value="1263" calcext:value-type="float">
            <text:p>126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45" calcext:value-type="float">
            <text:p>445</text:p>
          </table:table-cell>
          <table:table-cell office:value-type="float" office:value="397" calcext:value-type="float">
            <text:p>397</text:p>
          </table:table-cell>
          <table:table-cell office:value-type="float" office:value="1271" calcext:value-type="float">
            <text:p>127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45" calcext:value-type="float">
            <text:p>445</text:p>
          </table:table-cell>
          <table:table-cell office:value-type="float" office:value="398" calcext:value-type="float">
            <text:p>398</text:p>
          </table:table-cell>
          <table:table-cell office:value-type="float" office:value="1263" calcext:value-type="float">
            <text:p>126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446" calcext:value-type="float">
            <text:p>446</text:p>
          </table:table-cell>
          <table:table-cell office:value-type="float" office:value="398" calcext:value-type="float">
            <text:p>398</text:p>
          </table:table-cell>
          <table:table-cell office:value-type="float" office:value="1270" calcext:value-type="float">
            <text:p>127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445" calcext:value-type="float">
            <text:p>445</text:p>
          </table:table-cell>
          <table:table-cell office:value-type="float" office:value="399" calcext:value-type="float">
            <text:p>399</text:p>
          </table:table-cell>
          <table:table-cell office:value-type="float" office:value="1276" calcext:value-type="float">
            <text:p>127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449" calcext:value-type="float">
            <text:p>449</text:p>
          </table:table-cell>
          <table:table-cell office:value-type="float" office:value="401" calcext:value-type="float">
            <text:p>401</text:p>
          </table:table-cell>
          <table:table-cell office:value-type="float" office:value="1265" calcext:value-type="float">
            <text:p>126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445" calcext:value-type="float">
            <text:p>445</text:p>
          </table:table-cell>
          <table:table-cell office:value-type="float" office:value="398" calcext:value-type="float">
            <text:p>398</text:p>
          </table:table-cell>
          <table:table-cell office:value-type="float" office:value="1263" calcext:value-type="float">
            <text:p>126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30" calcext:value-type="float">
            <text:p>430</text:p>
          </table:table-cell>
          <table:table-cell office:value-type="float" office:value="385" calcext:value-type="float">
            <text:p>385</text:p>
          </table:table-cell>
          <table:table-cell office:value-type="float" office:value="1230" calcext:value-type="float">
            <text:p>123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45" calcext:value-type="float">
            <text:p>445</text:p>
          </table:table-cell>
          <table:table-cell office:value-type="float" office:value="400" calcext:value-type="float">
            <text:p>400</text:p>
          </table:table-cell>
          <table:table-cell office:value-type="float" office:value="1267" calcext:value-type="float">
            <text:p>126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48" calcext:value-type="float">
            <text:p>448</text:p>
          </table:table-cell>
          <table:table-cell office:value-type="float" office:value="403" calcext:value-type="float">
            <text:p>403</text:p>
          </table:table-cell>
          <table:table-cell office:value-type="float" office:value="1272" calcext:value-type="float">
            <text:p>127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52" calcext:value-type="float">
            <text:p>452</text:p>
          </table:table-cell>
          <table:table-cell office:value-type="float" office:value="407" calcext:value-type="float">
            <text:p>407</text:p>
          </table:table-cell>
          <table:table-cell office:value-type="float" office:value="1265" calcext:value-type="float">
            <text:p>1265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47" calcext:value-type="float">
            <text:p>447</text:p>
          </table:table-cell>
          <table:table-cell office:value-type="float" office:value="401" calcext:value-type="float">
            <text:p>401</text:p>
          </table:table-cell>
          <table:table-cell office:value-type="float" office:value="1268" calcext:value-type="float">
            <text:p>126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45" calcext:value-type="float">
            <text:p>445</text:p>
          </table:table-cell>
          <table:table-cell office:value-type="float" office:value="399" calcext:value-type="float">
            <text:p>399</text:p>
          </table:table-cell>
          <table:table-cell office:value-type="float" office:value="1256" calcext:value-type="float">
            <text:p>125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445" calcext:value-type="float">
            <text:p>445</text:p>
          </table:table-cell>
          <table:table-cell office:value-type="float" office:value="399" calcext:value-type="float">
            <text:p>399</text:p>
          </table:table-cell>
          <table:table-cell office:value-type="float" office:value="1264" calcext:value-type="float">
            <text:p>126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52" calcext:value-type="float">
            <text:p>452</text:p>
          </table:table-cell>
          <table:table-cell office:value-type="float" office:value="404" calcext:value-type="float">
            <text:p>404</text:p>
          </table:table-cell>
          <table:table-cell office:value-type="float" office:value="1291" calcext:value-type="float">
            <text:p>129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45" calcext:value-type="float">
            <text:p>445</text:p>
          </table:table-cell>
          <table:table-cell office:value-type="float" office:value="400" calcext:value-type="float">
            <text:p>400</text:p>
          </table:table-cell>
          <table:table-cell office:value-type="float" office:value="1288" calcext:value-type="float">
            <text:p>1288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reloading wiki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454" calcext:value-type="float">
            <text:p>454</text:p>
          </table:table-cell>
          <table:table-cell office:value-type="float" office:value="405" calcext:value-type="float">
            <text:p>405</text:p>
          </table:table-cell>
          <table:table-cell office:value-type="float" office:value="1280" calcext:value-type="float">
            <text:p>1280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2431" calcext:value-type="float">
            <text:p>2431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260" calcext:value-type="float">
            <text:p>2260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034" calcext:value-type="float">
            <text:p>2034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032" calcext:value-type="float">
            <text:p>2032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430" calcext:value-type="float">
            <text:p>2430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008" calcext:value-type="float">
            <text:p>2008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935" calcext:value-type="float">
            <text:p>1935</text:p>
          </table:table-cell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10" calcext:value-type="float">
            <text:p>1910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open tiddler CommunityWikis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23" calcext:value-type="float">
            <text:p>1923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64" calcext:value-type="float">
            <text:p>2264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452" calcext:value-type="float">
            <text:p>2452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01" calcext:value-type="float">
            <text:p>2001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382" calcext:value-type="float">
            <text:p>2382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048" calcext:value-type="float">
            <text:p>2048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36" calcext:value-type="float">
            <text:p>2036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511" calcext:value-type="float">
            <text:p>2511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408" calcext:value-type="float">
            <text:p>2408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924" calcext:value-type="float">
            <text:p>1924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336" calcext:value-type="float">
            <text:p>1336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71" calcext:value-type="float">
            <text:p>1171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358" calcext:value-type="float">
            <text:p>1358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339" calcext:value-type="float">
            <text:p>133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19" calcext:value-type="float">
            <text:p>101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1424" calcext:value-type="float">
            <text:p>1424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11" calcext:value-type="float">
            <text:p>1211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19" calcext:value-type="float">
            <text:p>1019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78" calcext:value-type="float">
            <text:p>1878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2506" calcext:value-type="float">
            <text:p>2506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956" calcext:value-type="float">
            <text:p>1956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89" calcext:value-type="float">
            <text:p>1789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024" calcext:value-type="float">
            <text:p>2024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19" calcext:value-type="float">
            <text:p>181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907" calcext:value-type="float">
            <text:p>1907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333" calcext:value-type="float">
            <text:p>2333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914" calcext:value-type="float">
            <text:p>1914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72" calcext:value-type="float">
            <text:p>1872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408" calcext:value-type="float">
            <text:p>2408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335" calcext:value-type="float">
            <text:p>2335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909" calcext:value-type="float">
            <text:p>1909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396" calcext:value-type="float">
            <text:p>2396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300" calcext:value-type="float">
            <text:p>2300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337" calcext:value-type="float">
            <text:p>2337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898" calcext:value-type="float">
            <text:p>1898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881" calcext:value-type="float">
            <text:p>188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no-count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338" calcext:value-type="float">
            <text:p>2338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29" calcext:value-type="float">
            <text:p>1029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985" calcext:value-type="float">
            <text:p>985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50" calcext:value-type="float">
            <text:p>135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74" calcext:value-type="float">
            <text:p>1274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030" calcext:value-type="float">
            <text:p>1030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07" calcext:value-type="float">
            <text:p>1107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975" calcext:value-type="float">
            <text:p>97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57" calcext:value-type="float">
            <text:p>1357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brain”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04" calcext:value-type="float">
            <text:p>1204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849" calcext:value-type="float">
            <text:p>1849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844" calcext:value-type="float">
            <text:p>1844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2511" calcext:value-type="float">
            <text:p>2511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008" calcext:value-type="float">
            <text:p>2008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79" calcext:value-type="float">
            <text:p>1779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371" calcext:value-type="float">
            <text:p>2371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342" calcext:value-type="float">
            <text:p>2342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32" calcext:value-type="float">
            <text:p>1932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816" calcext:value-type="float">
            <text:p>1816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widget”</text:p>
          </table:table-cell>
          <table:table-cell office:value-type="float" office:value="488" calcext:value-type="float">
            <text:p>48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296" calcext:value-type="float">
            <text:p>2296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824" calcext:value-type="float">
            <text:p>1824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54" calcext:value-type="float">
            <text:p>2054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845" calcext:value-type="float">
            <text:p>1845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13" calcext:value-type="float">
            <text:p>1813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328" calcext:value-type="float">
            <text:p>2328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922" calcext:value-type="float">
            <text:p>1922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98" calcext:value-type="float">
            <text:p>1898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807" calcext:value-type="float">
            <text:p>1807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rch-filter-no-issystem</text:p>
          </table:table-cell>
          <table:table-cell office:value-type="string" calcext:value-type="string">
            <text:p>search “plugin”</text:p>
          </table:table-cell>
          <table:table-cell office:value-type="float" office:value="682" calcext:value-type="float">
            <text:p>68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347" calcext:value-type="float">
            <text:p>2347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2:15:07.473581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00:55:19.598620174</meta:creation-date>
    <dc:date>2015-10-03T16:00:54.703681091</dc:date>
    <meta:editing-duration>PT2H58M58S</meta:editing-duration>
    <meta:editing-cycles>7</meta:editing-cycles>
    <meta:generator>LibreOffice/4.2.8.2$Linux_X86_64 LibreOffice_project/420m0$Build-2</meta:generator>
    <meta:document-statistic meta:table-count="1" meta:cell-count="2299" meta:object-count="0"/>
  </office:meta>
</office:document-meta>
</file>